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warm</text:p>
          </table:table-cell>
          <table:table-cell office:value-type="string">
            <text:p>cold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5060">
            <text:p>5060</text:p>
          </table:table-cell>
          <table:table-cell office:value-type="float" office:value="8273">
            <text:p>8273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0148">
            <text:p>10148</text:p>
          </table:table-cell>
          <table:table-cell office:value-type="float" office:value="14004">
            <text:p>14004</text:p>
          </table:table-cell>
        </table:table-row>
        <table:table-row table:style-name="ro2">
          <table:table-cell/>
          <table:table-cell office:value-type="float" office:value="150">
            <text:p>150</text:p>
          </table:table-cell>
          <table:table-cell office:value-type="float" office:value="15206">
            <text:p>15206</text:p>
          </table:table-cell>
          <table:table-cell office:value-type="float" office:value="20331">
            <text:p>20331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 office:value-type="float" office:value="19584">
            <text:p>19584</text:p>
          </table:table-cell>
          <table:table-cell office:value-type="float" office:value="24586">
            <text:p>24586</text:p>
          </table:table-cell>
        </table:table-row>
        <table:table-row table:style-name="ro2">
          <table:table-cell/>
          <table:table-cell office:value-type="float" office:value="250">
            <text:p>250</text:p>
          </table:table-cell>
          <table:table-cell office:value-type="float" office:value="24849">
            <text:p>24849</text:p>
          </table:table-cell>
          <table:table-cell office:value-type="float" office:value="28420">
            <text:p>28420</text:p>
          </table:table-cell>
        </table:table-row>
        <table:table-row table:style-name="ro2">
          <table:table-cell/>
          <table:table-cell office:value-type="float" office:value="300">
            <text:p>300</text:p>
          </table:table-cell>
          <table:table-cell office:value-type="float" office:value="29610">
            <text:p>29610</text:p>
          </table:table-cell>
          <table:table-cell office:value-type="float" office:value="31010">
            <text:p>31010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39807">
            <text:p>39807</text:p>
          </table:table-cell>
          <table:table-cell office:value-type="float" office:value="38459">
            <text:p>38459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float" office:value="49688">
            <text:p>49688</text:p>
          </table:table-cell>
          <table:table-cell office:value-type="float" office:value="47944">
            <text:p>47944</text:p>
          </table:table-cell>
        </table:table-row>
        <table:table-row table:style-name="ro2">
          <table:table-cell/>
          <table:table-cell office:value-type="float" office:value="600">
            <text:p>600</text:p>
          </table:table-cell>
          <table:table-cell office:value-type="float" office:value="57514">
            <text:p>57514</text:p>
          </table:table-cell>
          <table:table-cell office:value-type="float" office:value="57464">
            <text:p>57464</text:p>
          </table:table-cell>
        </table:table-row>
        <table:table-row table:style-name="ro2">
          <table:table-cell/>
          <table:table-cell office:value-type="float" office:value="700">
            <text:p>700</text:p>
          </table:table-cell>
          <table:table-cell office:value-type="float" office:value="68553">
            <text:p>68553</text:p>
          </table:table-cell>
          <table:table-cell office:value-type="float" office:value="66842">
            <text:p>66842</text:p>
          </table:table-cell>
        </table:table-row>
        <table:table-row table:style-name="ro2">
          <table:table-cell/>
          <table:table-cell office:value-type="float" office:value="800">
            <text:p>800</text:p>
          </table:table-cell>
          <table:table-cell office:value-type="float" office:value="76231">
            <text:p>76231</text:p>
          </table:table-cell>
          <table:table-cell office:value-type="float" office:value="76313">
            <text:p>76313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96066">
            <text:p>96066</text:p>
          </table:table-cell>
          <table:table-cell office:value-type="float" office:value="96761">
            <text:p>96761</text:p>
          </table:table-cell>
        </table:table-row>
        <table:table-row table:style-name="ro2">
          <table:table-cell/>
          <table:table-cell office:value-type="float" office:value="1500">
            <text:p>1500</text:p>
          </table:table-cell>
          <table:table-cell office:value-type="float" office:value="145092">
            <text:p>145092</text:p>
          </table:table-cell>
          <table:table-cell office:value-type="float" office:value="144698">
            <text:p>144698</text:p>
          </table:table-cell>
        </table:table-row>
        <table:table-row table:style-name="ro2">
          <table:table-cell/>
          <table:table-cell office:value-type="float" office:value="2000">
            <text:p>2000</text:p>
          </table:table-cell>
          <table:table-cell office:value-type="float" office:value="192585">
            <text:p>192585</text:p>
          </table:table-cell>
          <table:table-cell office:value-type="float" office:value="190930">
            <text:p>190930</text:p>
          </table:table-cell>
        </table:table-row>
        <table:table-row table:style-name="ro2">
          <table:table-cell/>
          <table:table-cell office:value-type="float" office:value="5000">
            <text:p>5000</text:p>
          </table:table-cell>
          <table:table-cell office:value-type="float" office:value="482351">
            <text:p>482351</text:p>
          </table:table-cell>
          <table:table-cell office:value-type="float" office:value="480842">
            <text:p>480842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 office:value-type="float" office:value="87490">
            <text:p>87490</text:p>
          </table:table-cell>
          <table:table-cell office:value-type="float" office:value="88459">
            <text:p>88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9-15T03:48:09</meta:creation-date>
    <dc:date>2013-09-15T03:53:33</dc:date>
    <meta:editing-duration>P0D</meta:editing-duration>
    <meta:editing-cycles>1</meta:editing-cycles>
    <meta:document-statistic meta:table-count="1" meta:cell-count="50" meta:object-count="0"/>
    <meta:generator>LibreOffice/3.6$Linux_X86_64 LibreOffice_project/360m1$Build-304</meta:generator>
  </office:meta>
</office:document-meta>
</file>